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ecf69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8c0c" officeooo:paragraph-rsid="000f8c0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4b71" officeooo:paragraph-rsid="00104b7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2217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98e99" officeooo:paragraph-rsid="00198e9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ecf69" officeooo:paragraph-rsid="001ceae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ecf69" officeooo:paragraph-rsid="0014911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ecf69" officeooo:paragraph-rsid="0017d32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ecf69" officeooo:paragraph-rsid="00198e9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ecf69" officeooo:paragraph-rsid="001ff37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04b71" officeooo:paragraph-rsid="00104b7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04b71" officeooo:paragraph-rsid="0017d32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04b71" officeooo:paragraph-rsid="00198e9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04b71" officeooo:paragraph-rsid="0014911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04b71" officeooo:paragraph-rsid="00198e9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f8c0c" officeooo:paragraph-rsid="0014911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f8c0c" officeooo:paragraph-rsid="000f8c0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7d327" officeooo:paragraph-rsid="0017d32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1335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68bd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68bdb" officeooo:paragraph-rsid="00168bd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68bdb" officeooo:paragraph-rsid="001dfdb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ceae9" officeooo:paragraph-rsid="001ceae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officeooo:rsid="00104b71" officeooo:paragraph-rsid="00149110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rsid="00104b71" officeooo:paragraph-rsid="00104b71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0ecf69" officeooo:paragraph-rsid="000ecf69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officeooo:rsid="000ecf69" officeooo:paragraph-rsid="000f8c0c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officeooo:rsid="000ecf69" officeooo:paragraph-rsid="00149110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officeooo:rsid="000ecf69" officeooo:paragraph-rsid="001ceae9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0ecf69" officeooo:paragraph-rsid="001dfdb3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officeooo:paragraph-rsid="00149110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officeooo:paragraph-rsid="000ecf69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paragraph-rsid="0011335c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officeooo:paragraph-rsid="001dfdb3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officeooo:rsid="0017d327" officeooo:paragraph-rsid="0017d327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ecf69" officeooo:paragraph-rsid="001dfdb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0ecf69" officeooo:paragraph-rsid="000ecf69"/>
    </style:style>
    <style:style style:name="P38" style:family="paragraph" style:parent-style-name="Standard">
      <style:paragraph-properties fo:text-align="justify" style:justify-single-word="false"/>
      <style:text-properties officeooo:rsid="000ecf69" officeooo:paragraph-rsid="001ceae9"/>
    </style:style>
    <style:style style:name="P39" style:family="paragraph" style:parent-style-name="Standard">
      <style:paragraph-properties fo:text-align="justify" style:justify-single-word="false"/>
      <style:text-properties officeooo:rsid="000ecf69" officeooo:paragraph-rsid="00139f8b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0ecf69"/>
    </style:style>
    <style:style style:name="P42" style:family="paragraph" style:parent-style-name="Standard">
      <style:paragraph-properties fo:text-align="justify" style:justify-single-word="false"/>
      <style:text-properties officeooo:paragraph-rsid="00198e99"/>
    </style:style>
    <style:style style:name="P43" style:family="paragraph" style:parent-style-name="Standard">
      <style:paragraph-properties fo:text-align="justify" style:justify-single-word="false"/>
      <style:text-properties officeooo:paragraph-rsid="00122176"/>
    </style:style>
    <style:style style:name="P44" style:family="paragraph" style:parent-style-name="Standard">
      <style:paragraph-properties fo:text-align="justify" style:justify-single-word="false"/>
      <style:text-properties officeooo:paragraph-rsid="00139f8b"/>
    </style:style>
    <style:style style:name="P45" style:family="paragraph" style:parent-style-name="Standard">
      <style:paragraph-properties fo:text-align="justify" style:justify-single-word="false"/>
      <style:text-properties officeooo:paragraph-rsid="001dfdb3"/>
    </style:style>
    <style:style style:name="P46" style:family="paragraph" style:parent-style-name="Standard">
      <style:paragraph-properties fo:text-align="justify" style:justify-single-word="false"/>
      <style:text-properties officeooo:paragraph-rsid="00149110"/>
    </style:style>
    <style:style style:name="P47" style:family="paragraph" style:parent-style-name="Standard">
      <style:paragraph-properties fo:text-align="justify" style:justify-single-word="false"/>
      <style:text-properties officeooo:rsid="00104b71" officeooo:paragraph-rsid="00104b71"/>
    </style:style>
    <style:style style:name="P48" style:family="paragraph" style:parent-style-name="Standard">
      <style:paragraph-properties fo:text-align="justify" style:justify-single-word="false"/>
      <style:text-properties officeooo:rsid="00149110" officeooo:paragraph-rsid="00149110"/>
    </style:style>
    <style:style style:name="P49" style:family="paragraph" style:parent-style-name="Standard">
      <style:paragraph-properties fo:text-align="justify" style:justify-single-word="false"/>
      <style:text-properties officeooo:rsid="00149110" officeooo:paragraph-rsid="0020ad79"/>
    </style:style>
    <style:style style:name="P50" style:family="paragraph" style:parent-style-name="Standard">
      <style:paragraph-properties fo:text-align="justify" style:justify-single-word="false"/>
      <style:text-properties officeooo:rsid="0014bd04" officeooo:paragraph-rsid="0014bd04"/>
    </style:style>
    <style:style style:name="P51" style:family="paragraph" style:parent-style-name="Standard">
      <style:paragraph-properties fo:text-align="justify" style:justify-single-word="false"/>
      <style:text-properties officeooo:rsid="00168bdb" officeooo:paragraph-rsid="00168bdb"/>
    </style:style>
    <style:style style:name="P52" style:family="paragraph" style:parent-style-name="Standard">
      <style:paragraph-properties fo:text-align="justify" style:justify-single-word="false"/>
      <style:text-properties officeooo:rsid="000fe6ae" officeooo:paragraph-rsid="000fe6ae"/>
    </style:style>
    <style:style style:name="P53" style:family="paragraph" style:parent-style-name="Standard">
      <style:paragraph-properties fo:text-align="justify" style:justify-single-word="false"/>
      <style:text-properties officeooo:rsid="000fe6ae" officeooo:paragraph-rsid="001dfdb3"/>
    </style:style>
    <style:style style:name="P54" style:family="paragraph" style:parent-style-name="Standard">
      <style:paragraph-properties fo:text-align="justify" style:justify-single-word="false"/>
      <style:text-properties officeooo:rsid="000f8c0c" officeooo:paragraph-rsid="000f8c0c"/>
    </style:style>
    <style:style style:name="P55" style:family="paragraph" style:parent-style-name="Standard">
      <style:paragraph-properties fo:text-align="justify" style:justify-single-word="false"/>
      <style:text-properties officeooo:rsid="00214d5b" officeooo:paragraph-rsid="00214d5b"/>
    </style:style>
    <style:style style:name="T1" style:family="text">
      <style:text-properties officeooo:rsid="000ecf69"/>
    </style:style>
    <style:style style:name="T2" style:family="text">
      <style:text-properties officeooo:rsid="000f8c0c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fe6ae" style:font-size-asian="12pt" style:font-size-complex="12pt"/>
    </style:style>
    <style:style style:name="T5" style:family="text">
      <style:text-properties style:font-name="Liberation Serif" fo:font-size="12pt" officeooo:rsid="000ecf69" style:font-size-asian="12pt" style:font-size-complex="12pt"/>
    </style:style>
    <style:style style:name="T6" style:family="text">
      <style:text-properties style:font-name="Liberation Serif" fo:font-size="12pt" officeooo:rsid="000f8c0c" style:font-size-asian="12pt" style:font-size-complex="12pt"/>
    </style:style>
    <style:style style:name="T7" style:family="text">
      <style:text-properties style:font-name="Liberation Serif" fo:font-size="12pt" officeooo:rsid="001ff371" style:font-size-asian="12pt" style:font-size-complex="12pt"/>
    </style:style>
    <style:style style:name="T8" style:family="text">
      <style:text-properties style:font-name="Liberation Serif" fo:font-size="12pt" fo:font-weight="normal" officeooo:rsid="001dfdb3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ecf69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cf69" style:font-weight-asian="bold" style:font-weight-complex="bold"/>
    </style:style>
    <style:style style:name="T12" style:family="text">
      <style:text-properties fo:font-weight="bold" officeooo:rsid="000fe6ae" style:font-weight-asian="bold" style:font-weight-complex="bold"/>
    </style:style>
    <style:style style:name="T13" style:family="text">
      <style:text-properties fo:font-weight="bold" officeooo:rsid="00122176" style:font-weight-asian="bold" style:font-weight-complex="bold"/>
    </style:style>
    <style:style style:name="T14" style:family="text">
      <style:text-properties fo:font-weight="bold" officeooo:rsid="00149110" style:font-weight-asian="bold" style:font-weight-complex="bold"/>
    </style:style>
    <style:style style:name="T15" style:family="text">
      <style:text-properties fo:font-weight="bold" officeooo:rsid="001ceae9" style:font-weight-asian="bold" style:font-weight-complex="bold"/>
    </style:style>
    <style:style style:name="T16" style:family="text">
      <style:text-properties officeooo:rsid="000fe6ae"/>
    </style:style>
    <style:style style:name="T17" style:family="text">
      <style:text-properties officeooo:rsid="00104b71"/>
    </style:style>
    <style:style style:name="T18" style:family="text">
      <style:text-properties officeooo:rsid="0011335c"/>
    </style:style>
    <style:style style:name="T19" style:family="text">
      <style:text-properties officeooo:rsid="00122176"/>
    </style:style>
    <style:style style:name="T20" style:family="text">
      <style:text-properties officeooo:rsid="00139f8b"/>
    </style:style>
    <style:style style:name="T21" style:family="text">
      <style:text-properties officeooo:rsid="00149110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14bd04"/>
    </style:style>
    <style:style style:name="T24" style:family="text">
      <style:text-properties style:text-line-through-style="none" style:text-line-through-type="none" officeooo:rsid="0020ad79"/>
    </style:style>
    <style:style style:name="T25" style:family="text">
      <style:text-properties officeooo:rsid="00168bdb"/>
    </style:style>
    <style:style style:name="T26" style:family="text">
      <style:text-properties officeooo:rsid="0017d327"/>
    </style:style>
    <style:style style:name="T27" style:family="text">
      <style:text-properties officeooo:rsid="00198e9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98e99" style:font-weight-asian="normal" style:font-weight-complex="normal"/>
    </style:style>
    <style:style style:name="T30" style:family="text">
      <style:text-properties fo:font-weight="normal" officeooo:rsid="001ceae9" style:font-weight-asian="normal" style:font-weight-complex="normal"/>
    </style:style>
    <style:style style:name="T31" style:family="text">
      <style:text-properties fo:font-weight="normal" officeooo:rsid="001dfdb3" style:font-weight-asian="normal" style:font-weight-complex="normal"/>
    </style:style>
    <style:style style:name="T32" style:family="text">
      <style:text-properties fo:font-weight="normal" officeooo:rsid="001ff371" style:font-weight-asian="normal" style:font-weight-complex="normal"/>
    </style:style>
    <style:style style:name="T33" style:family="text">
      <style:text-properties officeooo:rsid="001ceae9"/>
    </style:style>
    <style:style style:name="T34" style:family="text">
      <style:text-properties style:font-name="Liberation Serif1" fo:font-weight="bold" officeooo:rsid="001ceae9" style:font-weight-asian="bold" style:font-weight-complex="bold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1ff371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35">SCHNEIDER </text:span><text:span text:style-name="T36">ALTIVAR </text:span><text:span text:style-name="T35">ATV</text:span><text:span text:style-name="T36">3</text:span><text:span text:style-name="T35">1</text:span> SÜRÜCÜ HIZLI DEVREYE ALMA </text:p>
      <text:p text:style-name="P41"/>
      <text:p text:style-name="P3">Menu</text:p>
      <text:p text:style-name="P47"/>
      <text:p text:style-name="P47">SEt <text:tab/>Cihaz Ayarları</text:p>
      <text:p text:style-name="P47">drC <text:s/><text:tab/>Motor Ayarları</text:p>
      <text:p text:style-name="P47">I-O<text:tab/>Giriş- Çıkış ayarları</text:p>
      <text:p text:style-name="P47">CtL <text:tab/>Cihaz Kontrol ayarları </text:p>
      <text:p text:style-name="P47">FUn <text:tab/>Cihaz <text:span text:style-name="T27">Uygulama</text:span> Fonksiyon ayarları</text:p>
      <text:p text:style-name="P47">FLt <text:tab/>Hata ayarları</text:p>
      <text:p text:style-name="P47">CON<text:tab/>Haberleşme Ayarları</text:p>
      <text:p text:style-name="P47">SUP<text:tab/>İzleme</text:p>
      <text:p text:style-name="P41"/>
      <text:p text:style-name="P14">Her çalıştırmada</text:p>
      <text:p text:style-name="P24">Cihaza ilk enerji verildiğinde, ayar yapılmışsa “<text:span text:style-name="T10">rdY</text:span>” den önce bunlar görülür.</text:p>
      <text:p text:style-name="P34">-<text:tab/>init:<text:tab/>Ba<text:span text:style-name="T21">ş</text:span>latma s<text:span text:style-name="T17">ı</text:span>ras<text:span text:style-name="T17">ı</text:span></text:p>
      <text:p text:style-name="P34">-<text:tab/>rdY:<text:tab/>H<text:span text:style-name="T17">ı</text:span>z kontrol cihaz<text:span text:style-name="T17">ı</text:span> haz<text:span text:style-name="T17">ı</text:span>r</text:p>
      <text:p text:style-name="P34">-<text:tab/>dcb: <text:tab/>DC enjeksiyonlu frenleme yap<text:span text:style-name="T17">ı</text:span>l<text:span text:style-name="T17">ı</text:span>yor</text:p>
      <text:p text:style-name="P34">-<text:tab/>nSt: <text:tab/>Serbest duru<text:span text:style-name="T17">ş</text:span></text:p>
      <text:p text:style-name="P34">-<text:tab/>FSt: <text:tab/>H<text:span text:style-name="T17">ı</text:span>zl<text:span text:style-name="T17">ı</text:span> duru<text:span text:style-name="T17">ş</text:span></text:p>
      <text:p text:style-name="P34">-<text:tab/>tUn: <text:tab/>Otomatik ince ayar yap<text:span text:style-name="T17">ı</text:span>l<text:span text:style-name="T17">ı</text:span>yor</text:p>
      <text:p text:style-name="P31">- <text:tab/><text:span text:style-name="T17">Bir hata durumunda gösterge yanıp söner</text:span></text:p>
      <text:p text:style-name="P41"/>
      <text:p text:style-name="P42">------------------------------------------------------------------------------------------------------------------</text:p>
      <text:p text:style-name="P4"><text:span text:style-name="T1">İLK </text:span>PARAMETRE <text:span text:style-name="T1">AYARLARI</text:span></text:p>
      <text:p text:style-name="P2">Motor ayarları</text:p>
      <text:p text:style-name="P37"><text:tab/>Hız kontrol ilk bağlandığında, çalıştıracağı motor<text:span text:style-name="T20">un</text:span> değerleri <text:span text:style-name="T20">(motor üzerindeki etikette yazar)</text:span> cihaz ayarlarından değiştirilmelidir. Bu bir kez yapıldıktan sonra motor değiştirilmediği sürece aynı ayarlarla kullanılabilir. Mot<text:span text:style-name="T2">or</text:span> değerleri <text:span text:style-name="T10">dRC</text:span> menusunden girilir.</text:p>
      <text:p text:style-name="P26"/>
      <text:p text:style-name="P38">dRC -&gt; <text:span text:style-name="T20">bFr <text:tab/>Motor frekansı <text:s/></text:span><text:span text:style-name="T15">hz</text:span><text:span text:style-name="T33"><text:tab/></text:span></text:p>
      <text:p text:style-name="P38">dRC -&gt; <text:span text:style-name="T20">UnS</text:span> <text:tab/><text:span text:style-name="T20">Motor plakasındaki nominal motor gerilimi <text:tab/></text:span><text:span text:style-name="T15">v</text:span><text:span text:style-name="T33"><text:tab/></text:span></text:p>
      <text:p text:style-name="P38">dRC -&gt; <text:span text:style-name="T20">FrS<text:tab/>Motor plakasındaki nominal motor frekansı </text:span><text:span text:style-name="T15">hz</text:span><text:span text:style-name="T33"><text:tab/></text:span></text:p>
      <text:p text:style-name="P38">dRC -&gt; <text:span text:style-name="T20">nCr<text:tab/>Motor plakasındaki nominal motor akımı-</text:span><text:span text:style-name="T19">Motor termik koruması </text:span><text:span text:style-name="T15">A</text:span><text:span text:style-name="T33"><text:tab/></text:span></text:p>
      <text:p text:style-name="P38"><text:span text:style-name="T15">SEt</text:span><text:span text:style-name="T13"> -&gt; ItH</text:span><text:span text:style-name="T19"><text:tab/></text:span><text:span text:style-name="T33">M</text:span><text:span text:style-name="T20">otor plakasındaki nominal motor akımı-</text:span><text:span text:style-name="T19">Motor termik koruması </text:span><text:span text:style-name="T15">A</text:span><text:span text:style-name="T33"><text:tab/></text:span></text:p>
      <text:p text:style-name="P38">dRC -&gt; <text:span text:style-name="T20">nSP<text:tab/>Motor plakasındaki nominal motor hızı </text:span><text:span text:style-name="T15">d/d</text:span><text:span text:style-name="T33"><text:tab/></text:span></text:p>
      <text:p text:style-name="P38">dRC -&gt; <text:span text:style-name="T20">COS<text:tab/></text:span>Motor plakasındaki <text:span text:style-name="T20">COS fi değeri </text:span><text:span text:style-name="T15">COS </text:span><text:span text:style-name="T34">θ</text:span><text:span text:style-name="T20"><text:tab/></text:span></text:p>
      <text:p text:style-name="P39">dRC -&gt; <text:span text:style-name="T20">tUn<text:tab/>Motor plakasındaki değerlerin otomatik ayarlanması</text:span></text:p>
      <text:p text:style-name="P39"><text:tab/><text:tab/><text:span text:style-name="T20">Plakadaki değerler doğru girildikten sonra </text:span><text:span text:style-name="T14">YES</text:span><text:span text:style-name="T21"> yapılır. Ayar bitince </text:span><text:span text:style-name="T14">dOnE</text:span><text:span text:style-name="T21"> görülür</text:span></text:p>
      <text:p text:style-name="P44"><text:span text:style-name="T1">dRC -&gt; </text:span><text:span text:style-name="T21">SCS<text:tab/>Str1 seçilerek motora ait değerler hız kontrol cihaz hafızasına kalıcı olarak <text:tab/><text:tab/><text:tab/>kaydedilir.</text:span></text:p>
      <text:p text:style-name="P43"><text:span text:style-name="T11">dRC -&gt; <text:s/></text:span><text:span text:style-name="T12">UFt</text:span><text:span text:style-name="T16"> = L gerilim frekans oranını ayarlayın. </text:span></text:p>
      <text:p text:style-name="P43"><text:span text:style-name="T3"><text:tab/><text:tab/>Motor ak</text:span><text:span text:style-name="T4">ı</text:span><text:span text:style-name="T3">m</text:span><text:span text:style-name="T4">ı</text:span><text:span text:style-name="T3">, h</text:span><text:span text:style-name="T4">ı</text:span><text:span text:style-name="T3">z kontrol cihaz</text:span><text:span text:style-name="T4">ı</text:span><text:span text:style-name="T3"> nominal ak</text:span><text:span text:style-name="T4">ı</text:span><text:span text:style-name="T3">m</text:span><text:span text:style-name="T4">ı</text:span><text:span text:style-name="T3">n</text:span><text:span text:style-name="T4">ı</text:span><text:span text:style-name="T3">n 0.2 kat</text:span><text:span text:style-name="T4">ı</text:span><text:span text:style-name="T3">ndan dü</text:span><text:span text:style-name="T4">ş</text:span><text:span text:style-name="T3">ükse, h</text:span><text:span text:style-name="T4">ı</text:span><text:span text:style-name="T3">z kontrol <text:tab/><text:tab/>cihaz</text:span><text:span text:style-name="T4">ı</text:span><text:span text:style-name="T3"> motor termik koruma sa</text:span><text:span text:style-name="T4">ğ</text:span><text:span text:style-name="T3">lamayacakt</text:span><text:span text:style-name="T4">ı</text:span><text:span text:style-name="T3">r. </text:span><text:span text:style-name="T7">UFt ayarlandığında SEt-&gt; UFr fabrika <text:tab/><text:tab/>ayarına geri döner, gerekliyse ayarla...</text:span></text:p>
      <text:p text:style-name="P55"><text:span text:style-name="T7">C</text:span><text:span text:style-name="T3">tL-&gt; LAC<text:tab/>L2 olarak ayarla.</text:span></text:p>
      <text:p text:style-name="P55"><text:span text:style-name="T3"><text:tab/><text:tab/>Bu ayar ile fren kontrolu, nihayet şalteri yönetimi vb. ayarlanabilir.<text:tab/></text:span></text:p>
      <text:p text:style-name="P16">------------------------------------------------------------------------------------------------------------------</text:p>
      <text:p text:style-name="P17">Fabrika ayarlarına dönüş</text:p>
      <text:p text:style-name="P27">drC-, I-O-, CtL- ve FUn- menülerinde FCS parametresini “Inl” ayarlay<text:span text:style-name="T2">ın</text:span></text:p>
      <text:p text:style-name="P28">------------------------------------------------------------------------------------------------------------------</text:p>
      <text:p text:style-name="P25"/>
      <text:p text:style-name="P29"><text:soft-page-break/><text:span text:style-name="T10">------------------------------------------------------------------------------------------------------------------</text:span></text:p>
      <text:p text:style-name="P23">SEt <text:tab/>Cihaz Ayarları</text:p>
      <text:p text:style-name="P29"><text:span text:style-name="T15">SEt</text:span><text:span text:style-name="T13"> -&gt; ItH</text:span><text:span text:style-name="T19"><text:tab/></text:span><text:span text:style-name="T20">Motor plakasındaki nominal motor akımı-</text:span><text:span text:style-name="T19">Motor termik koruması<text:tab/></text:span><text:span text:style-name="T15">A</text:span></text:p>
      <text:p text:style-name="P29"><text:span text:style-name="T15">SEt</text:span><text:span text:style-name="T13"> -&gt; </text:span><text:span text:style-name="T15">ACC</text:span><text:span text:style-name="T30"><text:tab/>Motorun ayarlanan hıza ulaşması için verilen süre (saniye)<text:tab/></text:span></text:p>
      <text:p text:style-name="P36"><text:span text:style-name="T33"><text:tab/><text:tab/>Kalkış zamanı – </text:span>0,1 ile istenilen süre saniye olarak yazılır.<text:span text:style-name="T33"> <text:tab/>Motorun normal hızına <text:tab/><text:tab/>kaç saniyede ulaşacağını belirler</text:span></text:p>
      <text:p text:style-name="P29"><text:span text:style-name="T15">SEt</text:span><text:span text:style-name="T13"> -&gt; </text:span><text:span text:style-name="T15">dEC<text:tab/></text:span><text:span text:style-name="T30">Motorun durması için verilen süre (saniye)</text:span></text:p>
      <text:p text:style-name="P30"><text:span text:style-name="T30"><text:tab/><text:tab/>Duruş zamanı – </text:span><text:span text:style-name="T28">0,1 ile istenilen süre saniye olarak yazılır.</text:span><text:span text:style-name="T30"> Stopa basıldığında motor <text:tab/><text:tab/>hızının kaç saniyede duracağını belirler</text:span></text:p>
      <text:p text:style-name="P29"><text:span text:style-name="T15">SEt</text:span><text:span text:style-name="T13"> -&gt; </text:span><text:span text:style-name="T15">LSP</text:span><text:span text:style-name="T30"><text:tab/>Motorun çalıştırılabileceği en düşük hız. </text:span><text:span text:style-name="T31">(hz)</text:span></text:p>
      <text:p text:style-name="P30"><text:span text:style-name="T30"><text:tab/><text:tab/></text:span><text:span text:style-name="T28">Motorun potansiyometre ile ulaşabileceği e</text:span><text:span text:style-name="T30">n düşük hızı </text:span><text:span text:style-name="T28">belirler</text:span><text:span text:style-name="T30">. </text:span><text:span text:style-name="T28">Motor hızının<text:tab/><text:tab/><text:tab/>ayarlanabileceği en düşük hızı belirler. Örnek: 20,0 girilirse, motor potansiyometre <text:tab/><text:tab/>ile en düşük 20,0 hz ile çalıştırılabilir. Potansiyomaetre ile motor durdurulamaz. 0,0 <text:tab/><text:tab/>girildiğinde, <text:s/>potansiyometre 0 ‘a getirildiğinde start basılı olsa bile motor dönüşü <text:tab/><text:tab/>olmaz.</text:span></text:p>
      <text:p text:style-name="P29"><text:span text:style-name="T15">SEt</text:span><text:span text:style-name="T13"> -&gt; </text:span><text:span text:style-name="T15">HSP</text:span><text:span text:style-name="T30"><text:tab/>Motorun çalıştırılabileceği en yüksek hız. </text:span><text:span text:style-name="T31">dRC-&gt;tFr ile üst sınırı belirlenir.</text:span></text:p>
      <text:p text:style-name="P45"><text:span text:style-name="T8"><text:tab/><text:tab/></text:span><text:span text:style-name="T9">Motorun potansiyometre ile ulaşabileceği e</text:span><text:span text:style-name="T8">n </text:span><text:span text:style-name="T9">yüksek</text:span><text:span text:style-name="T8"> hızı </text:span><text:span text:style-name="T9">belirler. </text:span><text:span text:style-name="T1">Motor hızının <text:tab/><text:tab/><text:tab/>ayarlanabileceği en yüksek hızı belirler. Örnek: 20,0 girilirse, motor potansiyometre <text:tab/><text:tab/>ile en fazla 20,0 hz ile çalıştırılabilir. Potansiyometre ile motor durdurulamaz. 0,0 <text:tab/><text:tab/>girildiğinde, <text:s/>potansiyometre en hızlı konumada getirilse start basılı olsa bile motor <text:tab/><text:tab/>dönüşü olmaz. </text:span><text:span text:style-name="T9">Motor normal çalışmada 50 hz ile çalışmaktadır. Bu ayar ile motor <text:tab/><text:tab/>normalin üzerinde hızlada çalıştırılabilir.</text:span></text:p>
      <text:p text:style-name="P29"><text:span text:style-name="T15">SEt</text:span><text:span text:style-name="T13"> -&gt; </text:span><text:span text:style-name="T32">UFr<text:tab/>Çok düşük hızda momenti optimum hale getirmek için kullanılır (moment yetersizse <text:tab/><text:tab/>UFr değerini artırın). Motor ısındığında UFr değerinin çok yüksek olmadığından <text:tab/><text:tab/>emin olun (dengesizlik riski).</text:span></text:p>
      <text:p text:style-name="P10"><text:span text:style-name="T33">SEt</text:span><text:span text:style-name="T19"> -&gt; </text:span></text:p>
      <text:p text:style-name="P6">------------------------------------------------------------------------------------------------------------------</text:p>
      <text:p text:style-name="P6"/>
      <text:p text:style-name="P7">------------------------------------------------------------------------------------------------------------------</text:p>
      <text:p text:style-name="P11">I-O<text:tab/>Giriş- Çıkış ayarları</text:p>
      <text:p text:style-name="P48">I-O<text:span text:style-name="T22"> -&gt; <text:tab/>tCC<text:tab/>2-3 kablolu </text:span><text:span text:style-name="T23">kontrol</text:span><text:span text:style-name="T22"> seçim</text:span><text:span text:style-name="T23">i</text:span></text:p>
      <text:p text:style-name="P49"><text:span text:style-name="T22"><text:tab/><text:tab/></text:span><text:span text:style-name="T23">2 kablolu seçimde, “ileri” ve “geri” logic girişler kullanılır. </text:span></text:p>
      <text:p text:style-name="P49"><text:span text:style-name="T23"><text:tab/><text:tab/>LI1 </text:span><text:span text:style-name="T24">= </text:span><text:span text:style-name="T23">İleri <text:s text:c="2"/></text:span></text:p>
      <text:p text:style-name="P49"><text:span text:style-name="T23"><text:tab/><text:tab/>LIx </text:span><text:span text:style-name="T24">= </text:span><text:span text:style-name="T23">geri</text:span></text:p>
      <text:p text:style-name="P49"><text:span text:style-name="T22"><text:tab/><text:tab/></text:span><text:span text:style-name="T23">3 kabluda ek olarak “stop” için giriş kullanılabilir.</text:span><text:span text:style-name="T22"><text:tab/></text:span></text:p>
      <text:p text:style-name="P49"><text:span text:style-name="T23"><text:tab/><text:tab/></text:span><text:span text:style-name="T24">LI1 = </text:span><text:span text:style-name="T23">Stop <text:tab/></text:span><text:span text:style-name="T24">3 kabloda stop ilk sıraya gelir</text:span></text:p>
      <text:p text:style-name="P49"><text:span text:style-name="T23"><text:tab/><text:tab/></text:span><text:span text:style-name="T24">LI2 =</text:span><text:span text:style-name="T23"> ileri <text:s/></text:span></text:p>
      <text:p text:style-name="P49"><text:span text:style-name="T23"><text:tab/><text:tab/>LI</text:span><text:span text:style-name="T24">x</text:span><text:span text:style-name="T23"> </text:span><text:span text:style-name="T24">=</text:span><text:span text:style-name="T23"> geri</text:span></text:p>
      <text:p text:style-name="P48"><text:span text:style-name="T22"><text:tab/><text:tab/></text:span><text:span text:style-name="T23">LOC ayarlanırsa </text:span><text:span text:style-name="T24">cihaz üzerindeki</text:span><text:span text:style-name="T23"> lokal kontroller kullanılır. RUN-STOP-RESET</text:span></text:p>
      <text:p text:style-name="P50">I-O -&gt; <text:tab/>rrS<text:tab/>logic giriş üzerinden motoru ters çalıştırma</text:p>
      <text:p text:style-name="P50"><text:tab/><text:tab/>tCC = 2C ise LI2 – tCC = 3C ise LI3 – tCC = LOC ise geri dönüş yoktur</text:p>
      <text:p text:style-name="P51"><text:tab/><text:tab/>rrS ayarrında LIx girişi seçilerek ters çalıştırma LIx üzerinden yapılabilir.</text:p>
      <text:p text:style-name="P46"><text:span text:style-name="T5">------------------------------------------------------------------------------------------------------------------</text:span></text:p>
      <text:p text:style-name="P8"/>
      <text:p text:style-name="P8">------------------------------------------------------------------------------------------------------------------</text:p>
      <text:p text:style-name="P12"><text:span text:style-name="T26">CtL</text:span><text:tab/><text:span text:style-name="T26">Cihaz kontrol</text:span> ayarları</text:p>
      <text:p text:style-name="P35">CtL -&gt; <text:tab/><text:tab/>Frekans kaynağı olarak AIx seçilebilir.</text:p>
      <text:p text:style-name="P18">CtL -&gt; </text:p>
      <text:p text:style-name="P18">CtL -&gt; </text:p>
      <text:p text:style-name="P18">CtL -&gt; </text:p>
      <text:p text:style-name="P8">------------------------------------------------------------------------------------------------------------------</text:p>
      <text:p text:style-name="P9"/>
      <text:p text:style-name="P9"><text:soft-page-break/>------------------------------------------------------------------------------------------------------------------</text:p>
      <text:p text:style-name="P15"><text:span text:style-name="T27">FUn</text:span><text:tab/><text:span text:style-name="T26">Cihaz </text:span><text:span text:style-name="T27">uygulama fonksiyon</text:span> ayarları</text:p>
      <text:p text:style-name="P13"><text:span text:style-name="T27">FUn -&gt;<text:tab/>rPC – rPt</text:span><text:span text:style-name="T29"><text:tab/>rampa türü</text:span><text:span text:style-name="T27"><text:tab/></text:span></text:p>
      <text:p text:style-name="P13"><text:span text:style-name="T27">FUn -&gt;<text:tab/>sTc – Stt </text:span><text:span text:style-name="T29"><text:tab/>duruş modları</text:span></text:p>
      <text:p text:style-name="P13"><text:span text:style-name="T27">FUn -&gt;<text:tab/>PSS – PS2</text:span><text:span text:style-name="T29"><text:tab/>Önceden ayarlana 2 hız – tCC=2C ise LI3 </text:span></text:p>
      <text:p text:style-name="P13"><text:span text:style-name="T27">FUn -&gt;<text:tab/>PSS – PS4</text:span><text:span text:style-name="T29"><text:tab/>Önceden ayarlana 4 hız – tCC=2C ise LI4 </text:span></text:p>
      <text:p text:style-name="P5">FUn -&gt;<text:tab/></text:p>
      <text:p text:style-name="P5">FUn -&gt;<text:tab/></text:p>
      <text:p text:style-name="P5">FUn -&gt;<text:tab/></text:p>
      <text:p text:style-name="P9">------------------------------------------------------------------------------------------------------------------</text:p>
      <text:p text:style-name="P9"/>
      <text:p text:style-name="P9"/>
      <text:p text:style-name="P9"/>
      <text:p text:style-name="P9"/>
      <text:p text:style-name="P52">Otomatik yeniden yolverme Flt- Atr “yes” ayarlı değilse “ileri”, “geri” ve “DC stop” resetlenmelidir.</text:p>
      <text:p text:style-name="P41"><text:span text:style-name="T3">Yava</text:span><text:span text:style-name="T6">ş</text:span><text:span text:style-name="T3">lama rampas</text:span><text:span text:style-name="T6">ı</text:span><text:span text:style-name="T3">nda normal durma modu (Stt = rMP</text:span></text:p>
      <text:p text:style-name="P32"/>
      <text:p text:style-name="P19"/>
      <text:p text:style-name="P19"/>
      <text:p text:style-name="P19"/>
      <text:p text:style-name="P20">Dö<text:span text:style-name="T18">nen yükü yakalama ve yolverme </text:span><text:span text:style-name="T25">(I-O -&gt; CRH3 ayarını incele)</text:span></text:p>
      <text:p text:style-name="P33">Sadece 2 kablolu seviye alg<text:span text:style-name="T18">ı</text:span>lama kontrolü için kullan<text:span text:style-name="T18">ı</text:span>labilir (tCC = 2C ve tCt = LEL veya PFO).<text:line-break/>Otomatik enjeksiyonlu duru<text:span text:style-name="T18">ş</text:span> DC olarak konfigüre edilmi<text:span text:style-name="T18">ş</text:span>se bu fonksiyon kilitlenir DC (AdC = Ct)</text:p>
      <text:p text:style-name="P21"/>
      <text:p text:style-name="P53">Motor faz kaybı OPL = YES iken, faz kaybı veya düşük güçte motor veya motor bağlantısı olmadan cihaz çalıştırılmak istenirse “OPL” hatası verir. </text:p>
      <text:p text:style-name="P22"/>
      <text:p text:style-name="P21"><text:tab/><text:tab/><text:tab/><text:tab/></text:p>
      <text:p text:style-name="P33">Durdurma fonksiyonlar<text:span text:style-name="T18">ı</text:span>, çal<text:span text:style-name="T18">ış</text:span>ma fonksiyonlar<text:span text:style-name="T18">ı</text:span> üzerinde önceli<text:span text:style-name="T18">ğ</text:span>e sahiptir.<text:line-break/>Lojik komutu üzerinden h<text:span text:style-name="T18">ı</text:span>z referanslar<text:span text:style-name="T18">ı</text:span>, analog referanslara göre önceliklidir</text:p>
      <text:p text:style-name="P54"/>
      <text:p text:style-name="P54">Set -&gt; ItH – Motor termik koruması – motor üzerindeki amper değerini gir</text:p>
      <text:p text:style-name="P41"/>
      <text:p text:style-name="P41"/>
      <text:p text:style-name="P41">Conf – FULL – FUN- RRS – L2H (Geri Yön Ataması) </text:p>
      <text:p text:style-name="P41">RDY – Conf – FULL – CTL – CHCH – SEP (entere 3sn basılı tutun ) ( Mutlaka yapın) </text:p>
      <text:p text:style-name="P41">RDY – Conf – FULL – CTL – FR1 – AII (Terminalden referansı belirleyebilmek için (Harici Potansiyometre ile kontrol için) (entere 3sn basılı tutun) </text:p>
      <text:p text:style-name="P41">RDY – Conf – FULL – CTL – FR1 – AIUI ( Ekran üzerindeki potansiyometreyi (enter tuşunu kullanarak) referansı belirleyebilmek için (entere 3sn basılı tutun)...bu işlemi yaptıktan sonra RDY konumuna dönülür. Start verilir ve üstteki potansiyometre (yuvarlak tuşa) 3 kez üst üste basılır ve frekansı arttırma işlemi bundan sonra yapılabilir (bu kısımda frekans yüzde(%) şeklinde artar) </text:p>
      <text:p text:style-name="P41">RDY – Conf – FULL – CTL – CdI – tEr ( Terminalden kontrol sağlayabilmek için (24V-LI1 arası start için mesela) (entere 3sn basılı tutun ) </text:p>
      <text:p text:style-name="P41">RDY – Conf – FULL – CTL – CdI – LOC ( Ekran üzerindeki RUN – STOP tuşları ile kontrol için) (entere 3sn basılı tutun)</text:p>
      <text:p text:style-name="P41"/>
      <text:p text:style-name="P41"/>
      <text:p text:style-name="P41"/>
      <text:p text:style-name="P41"/>
      <text:p text:style-name="P41"/>
      <text:p text:style-name="P1"><text:soft-page-break/>Türkçe pdf ve hızlı devreye alma.</text:p>
      <text:p text:style-name="Text_20_body">PDF için ===&gt; <text:a xlink:type="simple" xlink:href="http://www.mksotomasyon.com/wp-content/uploads/2020/10/ATV12_User_Manual_TR.pdf" text:style-name="Internet_20_link" text:visited-style-name="Visited_20_Internet_20_Link"> ATV12_User_Manual_TR</text:a></text:p>
      <text:p text:style-name="Text_20_body">Video için ===&gt; <text:a xlink:type="simple" xlink:href="https://www.mksotomasyon.com/2020/10/05/schneider-atv12-surucu-hizli-devreye-alma/" text:style-name="Internet_20_link" text:visited-style-name="Visited_20_Internet_20_Link">https://www.mksotomasyon.com/2020/10/05/schneider-atv12-surucu-hizli-devreye-alma/</text:a></text:p>
      <text:p text:style-name="Text_20_body"><text:span text:style-name="Strong_20_Emphasis">Altivar12’de geri yön ataması nasıl yapılır?</text:span></text:p>
      <text:p text:style-name="Text_20_body">Ekranda RDY yazıyor iken üstteki yuvarlak düğmeye ( Enter ) bir kez basılır,<text:line-break/>Sağa doğru çevrilerek ekranda Conf yazarken entere tekrar basılır,<text:line-break/>Sağa doğru çevrilerek ekranda FULL yazarken entere tekrar basılır,<text:line-break/>Sağa doğru çevrilerek ekranda FUN yazarken entere tekrar basılır,<text:line-break/>Sağa doğru çevrilerek ekranda rrS yazarken entere tekrar basılır,<text:line-break/>Sağa doğru çevrilerek ekranda L2h yazarken entere 3 sn basılı tutularak işlem tamamlanır,<text:line-break/>ESC tuşu ile en başa RDY ‘ye geri dönülür…</text:p>
      <text:p text:style-name="Text_20_body">Kısacası; Conf – FULL – FUN- RRS – L2H</text:p>
      <text:p text:style-name="Text_20_body"><text:span text:style-name="Strong_20_Emphasis">Altivar12’de motor hızını nasıl 60’ın üstüne çıkartırız?</text:span></text:p>
      <text:p text:style-name="Text_20_body">1.Adım: CONF – FULL – DRC – TFR – İstenilen frekans girilir…<text:line-break/>2.Adım: CONF – FULL – SET – HSP – İstenilen frekans girilir…</text:p>
      <text:p text:style-name="Text_20_body"><text:span text:style-name="Strong_20_Emphasis">ATV12’de İlk Devreye Alma Sırasında yapılması gerekenler nelerdir?</text:span></text:p>
      <text:p text:style-name="Text_20_body">1- RDY – Conf – ACC – Kalkış zamanı<text:line-break/>2- RDY – Conf – DEC – Duruş zamanı<text:line-break/>3- RDY – Conf – LSP – En düşük hızı<text:line-break/>4- RDY – Conf – HSP – En yüksek hızı<text:line-break/>5- RDY – Conf – FULL – DRC – içindeki motor etiket değerleri mutalaka girilmeli sonra ,<text:line-break/>6- RDY – Conf – FULL – DRC –TUN – YES ( Enerji varken ama start verilmemişken motor parametreleri girildikten sonra mutlaka yapılmalıdır ) ( entere 3 sn basılı tutunuz , DONE yazısı çıktı ise problem yoktur)</text:p>
      <text:p text:style-name="Text_20_body"><text:span text:style-name="Strong_20_Emphasis">ATV12’de fabrika ayarlarına nasıl  geri dönülür….</text:span></text:p>
      <text:p text:style-name="Text_20_body">RDY – Conf – FCS – INI  (entere 3sn basılı tutun)</text:p>
      <text:p text:style-name="Text_20_body"><text:span text:style-name="Strong_20_Emphasis">ATV12’de ikinci ve üçüncü (hızlı) hızlar nasıl programlanır?</text:span></text:p>
      <text:p text:style-name="Text_20_body">Ekranda RDY yazıyor iken üstteki yuvarlak düğmeye ( Enter ) bir kez basılır ,<text:line-break/>Sağa doğru çevrilerek ekranda Conf yazarken entere tekrar basılır,<text:line-break/>Sağa doğru çevrilerek ekranda FULL yazarken entere tekrar basılır,<text:line-break/>Sağa doğru çevrilerek ekranda FUN yazarken entere tekrar basılır,<text:line-break/>Sağa doğru çevrilerek ekranda PSS yazarken entere tekrar basılır,<text:line-break/>Sağa doğru çevrilerek ekranda PS2 yazarken entere tekrar basılır,<text:line-break/>Sağa doğru çevrilerek ekranda L3h yazarken entere 3 sn basılı tutulur, esc tuşuna basılır,<text:line-break/>Sağa doğru çevrilerek ekranda PS4 yazarken entere tekrar basılır,<text:line-break/>Sağa doğru çevrilerek ekranda L4h yazarken entere 3 sn basılı tutulur, esc tuşuna basılır ve böylece 4 adet hız referansı atanmış olur. Bu hızları programlamak için FULL menüsü içindeki FUN menüsünde SP2, SP3 , SP4 değerleri kullanılır.. Bu değerlerin sağlanabilmesi için ise aşağıdaki konfigrasyon kullanılır.</text:p>
      <text:p text:style-name="Text_20_body"><text:soft-page-break/>Kısacası ;</text:p>
      <text:p text:style-name="Text_20_body">RDY – Conf – FULL – FUN – PSS – PS2 – L3h ( entere 3sn basılı tutun )</text:p>
      <text:p text:style-name="Text_20_body">RDY – Conf – FULL – FUN – PSS – PS4 – L4h ( entere 3sn basılı tutun )</text:p>
      <text:p text:style-name="Text_20_body">RDY – Conf – FULL – FUN – SP2 – … ( 2. Hız değerinizi girin ve entere 3 sn basılı tutun )</text:p>
      <text:p text:style-name="Text_20_body">RDY – Conf – FULL – FUN – SP3 – … ( 3. Hız değerinizi girin ve entere 3 sn basılı tutun )</text:p>
      <text:p text:style-name="Text_20_body">RDY – Conf – FULL – FUN – SP4 – … ( 4. Hız değerinizi girin ve entere 3 sn basılı tutun )</text:p>
      <text:p text:style-name="Text_20_body">LI1 + LI3 = SP2 (ileri yönde)<text:line-break/>LI1 + LI4 = SP3 (ileri yönde)<text:line-break/>LI1 + LI3 + LI4 = SP4 (ileri yönde)</text:p>
      <text:p text:style-name="Text_20_body">LI2 + LI3 = SP2 (geri yönde)<text:line-break/>LI2 + LI4 = SP3 (geri yönde)<text:line-break/>LI2 + LI3 + LI4 = SP4 (geri yönde)</text:p>
      <text:p text:style-name="Text_20_body"><text:span text:style-name="Strong_20_Emphasis">ATV12’de start ve referansı nereden vereceğinizi belirlemek; (Terminalden mi yoksa ekrandan mı yoksa üstündeki pottan mı?)</text:span></text:p>
      <text:p text:style-name="Text_20_body">RDY – Conf – FULL – CTL – CHCF – SEP (entere 3sn basılı tutun ) ( Mutlaka yapın)</text:p>
      <text:p text:style-name="Text_20_body">RDY – Conf – FULL – CTL – FR1 – AII (Terminalden referansı belirleyebilmek için (Harici Potansiyometre ile kontrol için) (entere 3sn basılı tutun)</text:p>
      <text:p text:style-name="Text_20_body">RDY – Conf – FULL – CTL – FR1 – AIUI ( Ekran üzerindeki potansiyometreyi (enter tuşunu kullanarak) referansı belirleyebilmek için (entere 3sn basılı tutun)…bu işlemi yaptıktan sonra RDY konumuna dönülür. Start verilir ve üstteki potansiyometre (yuvarlak tuşa) 3 kez üst üste basılır ve frekansı arttırma işlemi bundan sonra yapılabilir (bu kısımda frekans yüzde(%) şeklinde artar)</text:p>
      <text:p text:style-name="Text_20_body">RDY – Conf – FULL – CTL – CdI – tEr ( Terminalden kontrol sağlayabilmek için (24V-LI1 arası start için mesela) (entere 3sn basılı tutun )</text:p>
      <text:p text:style-name="Text_20_body">RDY – Conf – FULL – CTL – CdI – LOC ( Ekran üzerindeki RUN – STOP tuşları ile kontrol için) (entere 3sn basılı tutun)</text:p>
      <text:p text:style-name="Text_20_body"><text:span text:style-name="Strong_20_Emphasis">ATV12’de şalterden direkt açıp kapatmak için yapılası gereken işlemler nelerdir?</text:span></text:p>
      <text:p text:style-name="Text_20_body">RDY – Conf – FULL – I-O – TCC – 2C olmalı</text:p>
      <text:p text:style-name="Text_20_body">RDY – Conf – FULL – I-O – TCT – LEL (entere 3sn basılı tutun)</text:p>
      <text:p text:style-name="Text_20_body">24-LI1 uçları kısa devre edilir ve açma kapama işlemi şalterden yapılabilir…</text:p>
      <text:p text:style-name="Text_20_body"> </text:p>
      <text:p text:style-name="Text_20_body"><text:span text:style-name="Strong_20_Emphasis">S14 : ATV12’de 3 telli (Stop-Start) ile yol vermek için yapılası gereken işlemler nelerdir?</text:span></text:p>
      <text:p text:style-name="Text_20_body">RDY – Conf – FULL – I-O – TCC – 3C olmalı</text:p>
      <text:p text:style-name="Text_20_body">24 – LI1 …… Stop butonu bağlanır</text:p>
      <text:p text:style-name="Text_20_body">24 – LI2 …… Start butonu bağlanır</text:p>
      <text:p text:style-name="P41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3:03:24.278698862</meta:creation-date>
    <dc:date>2021-11-11T11:32:13.679443132</dc:date>
    <meta:editing-duration>PT1H39M1S</meta:editing-duration>
    <meta:editing-cycles>2</meta:editing-cycles>
    <meta:generator>LibreOffice/7.1.6.2$Linux_X86_64 LibreOffice_project/10$Build-2</meta:generator>
    <meta:print-date>2021-11-11T11:31:51.679121387</meta:print-date>
    <meta:document-statistic meta:table-count="0" meta:image-count="0" meta:object-count="0" meta:page-count="5" meta:paragraph-count="138" meta:word-count="1605" meta:character-count="11911" meta:non-whitespace-character-count="10159"/>
  </office:meta>
</office:document-meta>
</file>